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10 Pitch" svg:font-family="'Courier 10 Pitch'" style:font-adornments="Regular" style:font-pitch="fixed"/>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7df394" officeooo:paragraph-rsid="007df394"/>
    </style:style>
    <style:style style:name="P2" style:family="paragraph" style:parent-style-name="Text_20_body">
      <style:text-properties officeooo:paragraph-rsid="0014cec0"/>
    </style:style>
    <style:style style:name="P3" style:family="paragraph" style:parent-style-name="Text_20_body">
      <style:text-properties officeooo:rsid="007768f1" officeooo:paragraph-rsid="0075fc96"/>
    </style:style>
    <style:style style:name="P4" style:family="paragraph" style:parent-style-name="Text_20_body">
      <style:paragraph-properties fo:text-align="center" style:justify-single-word="false"/>
      <style:text-properties fo:font-size="14pt" fo:font-style="italic" officeooo:rsid="0077bb09" officeooo:paragraph-rsid="00a7f7df" style:font-size-asian="14pt" style:font-style-asian="italic" style:font-size-complex="14pt" style:font-style-complex="italic"/>
    </style:style>
    <style:style style:name="P5" style:family="paragraph" style:parent-style-name="Text_20_body">
      <style:paragraph-properties fo:text-align="justify" style:justify-single-word="false"/>
      <style:text-properties officeooo:rsid="0062bca3" officeooo:paragraph-rsid="0062bca3"/>
    </style:style>
    <style:style style:name="P6" style:family="paragraph" style:parent-style-name="Text_20_body">
      <style:paragraph-properties fo:text-align="justify" style:justify-single-word="false"/>
      <style:text-properties officeooo:rsid="00652479" officeooo:paragraph-rsid="00b0588f"/>
    </style:style>
    <style:style style:name="P7" style:family="paragraph" style:parent-style-name="Text_20_body">
      <style:paragraph-properties fo:text-align="justify" style:justify-single-word="false"/>
      <style:text-properties officeooo:rsid="006bb4bb" officeooo:paragraph-rsid="00aa7741"/>
    </style:style>
    <style:style style:name="P8" style:family="paragraph" style:parent-style-name="Text_20_body">
      <style:paragraph-properties fo:text-align="justify" style:justify-single-word="false"/>
      <style:text-properties officeooo:rsid="00ac5976" officeooo:paragraph-rsid="00ac5976"/>
    </style:style>
    <style:style style:name="P9" style:family="paragraph" style:parent-style-name="Text_20_body">
      <style:paragraph-properties fo:text-align="justify" style:justify-single-word="false"/>
      <style:text-properties officeooo:rsid="00b0588f" officeooo:paragraph-rsid="00b0588f"/>
    </style:style>
    <style:style style:name="P10" style:family="paragraph" style:parent-style-name="Text_20_body">
      <style:paragraph-properties fo:break-before="page"/>
      <style:text-properties officeooo:paragraph-rsid="0014cec0"/>
    </style:style>
    <style:style style:name="P11" style:family="paragraph" style:parent-style-name="Contents_20_3">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6929in" style:type="right" style:leader-style="dotted" style:leader-text="."/>
        </style:tab-stops>
      </style:paragraph-properties>
    </style:style>
    <style:style style:name="P13" style:family="paragraph" style:parent-style-name="Standard">
      <style:text-properties officeooo:rsid="003a24fa" officeooo:paragraph-rsid="00bb59cb"/>
    </style:style>
    <style:style style:name="P14" style:family="paragraph" style:parent-style-name="Standard">
      <style:text-properties officeooo:rsid="00bb59cb" officeooo:paragraph-rsid="00bb59cb"/>
    </style:style>
    <style:style style:name="P15" style:family="paragraph" style:parent-style-name="Standard" style:list-style-name="L1">
      <style:text-properties officeooo:paragraph-rsid="00a7f7df"/>
    </style:style>
    <style:style style:name="P16" style:family="paragraph" style:parent-style-name="Standard" style:list-style-name="L1">
      <style:text-properties officeooo:rsid="00132f4b" officeooo:paragraph-rsid="00a724d4"/>
    </style:style>
    <style:style style:name="P17" style:family="paragraph" style:parent-style-name="Standard" style:list-style-name="L3">
      <style:text-properties officeooo:rsid="00132f4b" officeooo:paragraph-rsid="007e3d11"/>
    </style:style>
    <style:style style:name="P18" style:family="paragraph" style:parent-style-name="Standard" style:list-style-name="L3">
      <style:text-properties officeooo:rsid="00132f4b" officeooo:paragraph-rsid="00132f4b"/>
    </style:style>
    <style:style style:name="P19" style:family="paragraph" style:parent-style-name="Standard" style:list-style-name="L8">
      <style:text-properties officeooo:rsid="00132f4b" officeooo:paragraph-rsid="00132f4b"/>
    </style:style>
    <style:style style:name="P20" style:family="paragraph" style:parent-style-name="Standard" style:list-style-name="L11">
      <style:text-properties officeooo:rsid="00132f4b" officeooo:paragraph-rsid="002cb9f1"/>
    </style:style>
    <style:style style:name="P21" style:family="paragraph" style:parent-style-name="Standard" style:list-style-name="L12">
      <style:text-properties officeooo:rsid="00132f4b" officeooo:paragraph-rsid="003a24fa"/>
    </style:style>
    <style:style style:name="P22" style:family="paragraph" style:parent-style-name="Standard" style:list-style-name="L12">
      <style:text-properties officeooo:rsid="00132f4b" officeooo:paragraph-rsid="009eaed2"/>
    </style:style>
    <style:style style:name="P23" style:family="paragraph" style:parent-style-name="Standard" style:list-style-name="L14">
      <style:text-properties officeooo:rsid="00132f4b" officeooo:paragraph-rsid="00462039"/>
    </style:style>
    <style:style style:name="P24" style:family="paragraph" style:parent-style-name="Standard" style:list-style-name="L14">
      <style:text-properties officeooo:rsid="00132f4b" officeooo:paragraph-rsid="00132f4b"/>
    </style:style>
    <style:style style:name="P25" style:family="paragraph" style:parent-style-name="Standard" style:list-style-name="L2"/>
    <style:style style:name="P26" style:family="paragraph" style:parent-style-name="Standard" style:list-style-name="L3">
      <style:text-properties officeooo:paragraph-rsid="008d1c66"/>
    </style:style>
    <style:style style:name="P27" style:family="paragraph" style:parent-style-name="Standard" style:list-style-name="L11">
      <style:text-properties officeooo:rsid="0061010c" officeooo:paragraph-rsid="0061010c"/>
    </style:style>
    <style:style style:name="P28" style:family="paragraph" style:parent-style-name="Standard" style:list-style-name="L11">
      <style:text-properties officeooo:rsid="009f1601" officeooo:paragraph-rsid="009f1601"/>
    </style:style>
    <style:style style:name="P29" style:family="paragraph" style:parent-style-name="Standard" style:list-style-name="L12">
      <style:text-properties officeooo:paragraph-rsid="00a3b4b2"/>
    </style:style>
    <style:style style:name="P30" style:family="paragraph" style:parent-style-name="Standard" style:list-style-name="L12">
      <style:text-properties officeooo:paragraph-rsid="003a24fa"/>
    </style:style>
    <style:style style:name="P31" style:family="paragraph" style:parent-style-name="Standard" style:list-style-name="L12">
      <style:text-properties officeooo:paragraph-rsid="00132f4b"/>
    </style:style>
    <style:style style:name="P32" style:family="paragraph" style:parent-style-name="Standard" style:list-style-name="L12">
      <style:text-properties officeooo:paragraph-rsid="00bdbfa5"/>
    </style:style>
    <style:style style:name="P33" style:family="paragraph" style:parent-style-name="Standard" style:list-style-name="L12">
      <style:text-properties officeooo:rsid="0052cd8d" officeooo:paragraph-rsid="0052cd8d"/>
    </style:style>
    <style:style style:name="P34" style:family="paragraph" style:parent-style-name="Standard" style:list-style-name="L14">
      <style:text-properties officeooo:paragraph-rsid="0037911a"/>
    </style:style>
    <style:style style:name="P35" style:family="paragraph" style:parent-style-name="Standard" style:list-style-name="L14">
      <style:text-properties officeooo:paragraph-rsid="00132f4b"/>
    </style:style>
    <style:style style:name="P36" style:family="paragraph" style:parent-style-name="Standard" style:list-style-name="L14">
      <style:text-properties officeooo:rsid="003c6abb" officeooo:paragraph-rsid="003c6abb"/>
    </style:style>
    <style:style style:name="P37" style:family="paragraph" style:parent-style-name="Standard" style:list-style-name="L14">
      <style:text-properties officeooo:rsid="003c6abb" officeooo:paragraph-rsid="003e077a"/>
    </style:style>
    <style:style style:name="P38" style:family="paragraph" style:parent-style-name="Standard" style:list-style-name="L14">
      <style:text-properties officeooo:rsid="004441df" officeooo:paragraph-rsid="004441df"/>
    </style:style>
    <style:style style:name="P39" style:family="paragraph" style:parent-style-name="Standard" style:list-style-name="L14">
      <style:text-properties officeooo:rsid="008394fb" officeooo:paragraph-rsid="008394fb"/>
    </style:style>
    <style:style style:name="P40" style:family="paragraph" style:parent-style-name="Standard" style:list-style-name="L14">
      <style:text-properties officeooo:rsid="005996e2" officeooo:paragraph-rsid="005996e2"/>
    </style:style>
    <style:style style:name="P41" style:family="paragraph" style:parent-style-name="Standard" style:list-style-name="L14">
      <style:text-properties officeooo:rsid="005b5e45" officeooo:paragraph-rsid="005b5e45"/>
    </style:style>
    <style:style style:name="P42" style:family="paragraph" style:parent-style-name="Standard" style:list-style-name="L14">
      <style:text-properties officeooo:rsid="0083e20e" officeooo:paragraph-rsid="0083e20e"/>
    </style:style>
    <style:style style:name="P43" style:family="paragraph" style:parent-style-name="Standard" style:list-style-name="L19">
      <style:text-properties officeooo:rsid="003a24fa" officeooo:paragraph-rsid="003a24fa"/>
    </style:style>
    <style:style style:name="P44" style:family="paragraph" style:parent-style-name="Standard" style:list-style-name="L19">
      <style:text-properties officeooo:rsid="003a24fa" officeooo:paragraph-rsid="00bb59cb"/>
    </style:style>
    <style:style style:name="P45" style:family="paragraph" style:parent-style-name="Standard">
      <style:text-properties officeooo:rsid="003a24fa" officeooo:paragraph-rsid="00bb59cb"/>
    </style:style>
    <style:style style:name="P46" style:family="paragraph" style:parent-style-name="Standard" style:list-style-name="L19">
      <style:text-properties officeooo:rsid="00bb59cb" officeooo:paragraph-rsid="00bb59cb"/>
    </style:style>
    <style:style style:name="P47" style:family="paragraph" style:parent-style-name="Standard" style:list-style-name="L12">
      <style:text-properties officeooo:rsid="00132f4b" officeooo:paragraph-rsid="003a24fa" fo:background-color="transparent"/>
    </style:style>
    <style:style style:name="P48" style:family="paragraph" style:parent-style-name="Text_20_body" style:list-style-name="L5">
      <style:text-properties officeooo:rsid="00132f4b" officeooo:paragraph-rsid="00132f4b"/>
    </style:style>
    <style:style style:name="P49" style:family="paragraph" style:parent-style-name="Text_20_body" style:list-style-name="L6">
      <style:text-properties officeooo:paragraph-rsid="00981e71"/>
    </style:style>
    <style:style style:name="P50" style:family="paragraph" style:parent-style-name="Text_20_body" style:list-style-name="L6">
      <style:text-properties officeooo:rsid="0095bd5f" officeooo:paragraph-rsid="00932724"/>
    </style:style>
    <style:style style:name="P51" style:family="paragraph" style:parent-style-name="Text_20_body" style:list-style-name="L7">
      <style:text-properties officeooo:paragraph-rsid="002989a2"/>
    </style:style>
    <style:style style:name="P52" style:family="paragraph" style:parent-style-name="Text_20_body" style:list-style-name="L7">
      <style:text-properties officeooo:rsid="00826e24" officeooo:paragraph-rsid="00826e24"/>
    </style:style>
    <style:style style:name="P53" style:family="paragraph" style:parent-style-name="Text_20_body" style:list-style-name="L7">
      <style:text-properties officeooo:rsid="00515d2f" officeooo:paragraph-rsid="00515d2f"/>
    </style:style>
    <style:style style:name="P54" style:family="paragraph" style:parent-style-name="Text_20_body" style:list-style-name="L8">
      <style:text-properties officeooo:paragraph-rsid="002bc126"/>
    </style:style>
    <style:style style:name="P55" style:family="paragraph" style:parent-style-name="Text_20_body" style:list-style-name="L9">
      <style:text-properties officeooo:paragraph-rsid="0099e3d9"/>
    </style:style>
    <style:style style:name="P56" style:family="paragraph" style:parent-style-name="Text_20_body" style:list-style-name="L9">
      <style:text-properties officeooo:paragraph-rsid="003e9bab"/>
    </style:style>
    <style:style style:name="P57" style:family="paragraph" style:parent-style-name="Text_20_body" style:list-style-name="L9">
      <style:text-properties officeooo:rsid="003e9bab" officeooo:paragraph-rsid="008394fb"/>
    </style:style>
    <style:style style:name="P58" style:family="paragraph" style:parent-style-name="Text_20_body" style:list-style-name="L9">
      <style:text-properties officeooo:rsid="0085da8b" officeooo:paragraph-rsid="0085da8b"/>
    </style:style>
    <style:style style:name="P59" style:family="paragraph" style:parent-style-name="Text_20_body" style:list-style-name="L10">
      <style:text-properties officeooo:paragraph-rsid="009f1601"/>
    </style:style>
    <style:style style:name="P60" style:family="paragraph" style:parent-style-name="Text_20_body" style:list-style-name="L10">
      <style:text-properties officeooo:rsid="0099e3d9" officeooo:paragraph-rsid="009f1601"/>
    </style:style>
    <style:style style:name="P61" style:family="paragraph" style:parent-style-name="Text_20_body" style:list-style-name="L15">
      <style:text-properties officeooo:rsid="0040247d" officeooo:paragraph-rsid="0040247d"/>
    </style:style>
    <style:style style:name="P62" style:family="paragraph" style:parent-style-name="Text_20_body" style:list-style-name="L15">
      <style:text-properties officeooo:rsid="0040247d" officeooo:paragraph-rsid="0041e81d"/>
    </style:style>
    <style:style style:name="P63" style:family="paragraph" style:parent-style-name="Text_20_body" style:list-style-name="L15">
      <style:text-properties officeooo:rsid="00426375" officeooo:paragraph-rsid="00426375"/>
    </style:style>
    <style:style style:name="P64" style:family="paragraph" style:parent-style-name="Text_20_body" style:list-style-name="L16">
      <style:text-properties officeooo:paragraph-rsid="00390ca4"/>
    </style:style>
    <style:style style:name="P65" style:family="paragraph" style:parent-style-name="Text_20_body" style:list-style-name="L16">
      <style:text-properties officeooo:rsid="0060739e" officeooo:paragraph-rsid="00799bd9"/>
    </style:style>
    <style:style style:name="P66" style:family="paragraph" style:parent-style-name="Text_20_body" style:list-style-name="L16">
      <style:text-properties officeooo:rsid="0061010c" officeooo:paragraph-rsid="0061010c"/>
    </style:style>
    <style:style style:name="P67" style:family="paragraph" style:parent-style-name="Text_20_body" style:list-style-name="L16">
      <style:text-properties officeooo:rsid="00402666" officeooo:paragraph-rsid="00402666"/>
    </style:style>
    <style:style style:name="P68" style:family="paragraph" style:parent-style-name="Text_20_body" style:list-style-name="L17">
      <style:text-properties officeooo:rsid="00402666" officeooo:paragraph-rsid="005996e2"/>
    </style:style>
    <style:style style:name="P69" style:family="paragraph" style:parent-style-name="Text_20_body" style:list-style-name="L17">
      <style:text-properties officeooo:rsid="00462039" officeooo:paragraph-rsid="00462039"/>
    </style:style>
    <style:style style:name="P70" style:family="paragraph" style:parent-style-name="Text_20_body" style:list-style-name="L17">
      <style:text-properties officeooo:rsid="00743e15" officeooo:paragraph-rsid="00743e15"/>
    </style:style>
    <style:style style:name="P71" style:family="paragraph" style:parent-style-name="Text_20_body" style:list-style-name="L18">
      <style:text-properties officeooo:rsid="00743e15" officeooo:paragraph-rsid="00743e15"/>
    </style:style>
    <style:style style:name="P72" style:family="paragraph" style:parent-style-name="Text_20_body" style:list-style-name="L17">
      <style:text-properties officeooo:rsid="00415261" officeooo:paragraph-rsid="00415261"/>
    </style:style>
    <style:style style:name="P73" style:family="paragraph" style:parent-style-name="Text_20_body" style:list-style-name="L17">
      <style:text-properties officeooo:rsid="005996e2" officeooo:paragraph-rsid="005996e2"/>
    </style:style>
    <style:style style:name="P74" style:family="paragraph" style:parent-style-name="Text_20_body" style:list-style-name="L4" style:master-page-name="">
      <style:paragraph-properties fo:margin-left="0.5in" fo:margin-right="0in" fo:margin-top="0in" fo:margin-bottom="0.0972in" style:contextual-spacing="false" fo:line-height="120%" fo:text-indent="-0.25in" style:auto-text-indent="false" style:page-number="auto">
        <style:tab-stops>
          <style:tab-stop style:position="0.5in"/>
        </style:tab-stops>
      </style:paragraph-properties>
      <style:text-properties officeooo:rsid="002989a2" officeooo:paragraph-rsid="002989a2"/>
    </style:style>
    <style:style style:name="P75" style:family="paragraph" style:parent-style-name="Text_20_body" style:list-style-name="L4">
      <style:paragraph-properties fo:margin-left="0.5in" fo:margin-right="0in" fo:margin-top="0in" fo:margin-bottom="0.0972in" style:contextual-spacing="false" fo:line-height="120%" fo:text-indent="-0.25in" style:auto-text-indent="false">
        <style:tab-stops>
          <style:tab-stop style:position="0.5in"/>
        </style:tab-stops>
      </style:paragraph-properties>
      <style:text-properties officeooo:rsid="002989a2" officeooo:paragraph-rsid="002989a2"/>
    </style:style>
    <style:style style:name="P76" style:family="paragraph" style:parent-style-name="Text_20_body" style:list-style-name="L13">
      <style:paragraph-properties fo:margin-top="0in" fo:margin-bottom="0in" style:contextual-spacing="false"/>
      <style:text-properties officeooo:rsid="008394fb" officeooo:paragraph-rsid="008394fb"/>
    </style:style>
    <style:style style:name="P77" style:family="paragraph" style:parent-style-name="Text_20_body" style:list-style-name="L13">
      <style:paragraph-properties fo:margin-top="0in" fo:margin-bottom="0in" style:contextual-spacing="false"/>
    </style:style>
    <style:style style:name="P78" style:family="paragraph" style:parent-style-name="Text_20_body" style:list-style-name="L13">
      <style:paragraph-properties fo:margin-top="0in" fo:margin-bottom="0in" style:contextual-spacing="false"/>
      <style:text-properties officeooo:paragraph-rsid="00301138"/>
    </style:style>
    <style:style style:name="P79" style:family="paragraph" style:parent-style-name="Text_20_body" style:list-style-name="L13">
      <style:paragraph-properties fo:margin-top="0in" fo:margin-bottom="0in" style:contextual-spacing="false"/>
      <style:text-properties officeooo:paragraph-rsid="009f1601"/>
    </style:style>
    <style:style style:name="P80" style:family="paragraph" style:parent-style-name="Text_20_body" style:list-style-name="L13">
      <style:paragraph-properties fo:margin-top="0in" fo:margin-bottom="0in" style:contextual-spacing="false"/>
      <style:text-properties officeooo:paragraph-rsid="007044d1" fo:background-color="transparent"/>
    </style:style>
    <style:style style:name="P81" style:family="paragraph" style:parent-style-name="Heading_20_2">
      <style:text-properties officeooo:paragraph-rsid="0075fc96"/>
    </style:style>
    <style:style style:name="P82" style:family="paragraph" style:parent-style-name="Heading_20_2" style:list-style-name="">
      <style:paragraph-properties fo:line-height="150%" fo:text-align="center" style:justify-single-word="false"/>
    </style:style>
    <style:style style:name="P83" style:family="paragraph" style:parent-style-name="Heading_20_2" style:list-style-name="">
      <style:paragraph-properties fo:line-height="150%" fo:text-align="center" style:justify-single-word="false"/>
      <style:text-properties officeooo:paragraph-rsid="001be585"/>
    </style:style>
    <style:style style:name="P84" style:family="paragraph" style:parent-style-name="Heading_20_2">
      <style:text-properties officeooo:paragraph-rsid="003a24fa"/>
    </style:style>
    <style:style style:name="P85" style:family="paragraph" style:parent-style-name="Heading_20_2">
      <style:text-properties officeooo:paragraph-rsid="003e077a"/>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01be585"/>
    </style:style>
    <style:style style:name="P88" style:family="paragraph" style:parent-style-name="Heading_20_3">
      <style:text-properties officeooo:rsid="009f1601" officeooo:paragraph-rsid="009f1601"/>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fo:font-weight="bold" style:font-weight-asian="bold" style:font-weight-complex="bold"/>
    </style:style>
    <style:style style:name="T5" style:family="text">
      <style:text-properties officeooo:rsid="00188d29"/>
    </style:style>
    <style:style style:name="T6" style:family="text">
      <style:text-properties fo:font-style="italic" style:text-underline-style="none" fo:font-weight="normal" officeooo:rsid="00188d29" style:font-style-asian="italic" style:font-weight-asian="normal" style:font-style-complex="italic" style:font-weight-complex="normal"/>
    </style:style>
    <style:style style:name="T7" style:family="text">
      <style:text-properties fo:font-style="italic" style:text-underline-style="none" fo:font-weight="normal" officeooo:rsid="00132f4b" style:font-style-asian="italic" style:font-weight-asian="normal" style:font-style-complex="italic" style:font-weight-complex="normal"/>
    </style:style>
    <style:style style:name="T8" style:family="text">
      <style:text-properties fo:font-style="italic" style:text-underline-style="none" fo:font-weight="normal" officeooo:rsid="00223366" style:font-style-asian="italic" style:font-weight-asian="normal" style:font-style-complex="italic" style:font-weight-complex="normal"/>
    </style:style>
    <style:style style:name="T9" style:family="text">
      <style:text-properties fo:font-style="italic" style:text-underline-style="none" fo:font-weight="normal" officeooo:rsid="0023452a" style:font-style-asian="italic" style:font-weight-asian="normal" style:font-style-complex="italic" style:font-weight-complex="normal"/>
    </style:style>
    <style:style style:name="T10" style:family="text">
      <style:text-properties fo:font-style="italic" style:text-underline-style="none" fo:font-weight="normal" officeooo:rsid="00a7f7df" style:font-style-asian="italic" style:font-weight-asian="normal" style:font-style-complex="italic" style:font-weight-complex="normal"/>
    </style:style>
    <style:style style:name="T11" style:family="text">
      <style:text-properties fo:font-style="italic" officeooo:rsid="00132f4b" style:font-style-asian="italic" style:font-style-complex="italic"/>
    </style:style>
    <style:style style:name="T12" style:family="text">
      <style:text-properties fo:font-style="italic" officeooo:rsid="0023452a" style:font-style-asian="italic" style:font-style-complex="italic"/>
    </style:style>
    <style:style style:name="T13" style:family="text">
      <style:text-properties officeooo:rsid="0023452a"/>
    </style:style>
    <style:style style:name="T14" style:family="text">
      <style:text-properties officeooo:rsid="0029e7d7"/>
    </style:style>
    <style:style style:name="T15" style:family="text">
      <style:text-properties officeooo:rsid="002f58c9"/>
    </style:style>
    <style:style style:name="T16" style:family="text">
      <style:text-properties officeooo:rsid="00310a83"/>
    </style:style>
    <style:style style:name="T17" style:family="text">
      <style:text-properties officeooo:rsid="00330a2b"/>
    </style:style>
    <style:style style:name="T18" style:family="text">
      <style:text-properties officeooo:rsid="0037911a"/>
    </style:style>
    <style:style style:name="T19" style:family="text">
      <style:text-properties officeooo:rsid="00390ca4"/>
    </style:style>
    <style:style style:name="T20" style:family="text">
      <style:text-properties officeooo:rsid="003a24fa"/>
    </style:style>
    <style:style style:name="T21" style:family="text">
      <style:text-properties officeooo:rsid="003e077a"/>
    </style:style>
    <style:style style:name="T22" style:family="text">
      <style:text-properties officeooo:rsid="003e9bab"/>
    </style:style>
    <style:style style:name="T23" style:family="text">
      <style:text-properties officeooo:rsid="003ee8c9"/>
    </style:style>
    <style:style style:name="T24" style:family="text">
      <style:text-properties officeooo:rsid="003fdcd1"/>
    </style:style>
    <style:style style:name="T25" style:family="text">
      <style:text-properties officeooo:rsid="0040247d"/>
    </style:style>
    <style:style style:name="T26" style:family="text">
      <style:text-properties officeooo:rsid="00402666"/>
    </style:style>
    <style:style style:name="T27" style:family="text">
      <style:text-properties officeooo:rsid="0041e81d"/>
    </style:style>
    <style:style style:name="T28" style:family="text">
      <style:text-properties officeooo:rsid="004528e2"/>
    </style:style>
    <style:style style:name="T29" style:family="text">
      <style:text-properties officeooo:rsid="00462039"/>
    </style:style>
    <style:style style:name="T30" style:family="text">
      <style:text-properties officeooo:rsid="0047583b"/>
    </style:style>
    <style:style style:name="T31" style:family="text">
      <style:text-properties officeooo:rsid="00475cfd"/>
    </style:style>
    <style:style style:name="T32" style:family="text">
      <style:text-properties officeooo:rsid="004e0aee"/>
    </style:style>
    <style:style style:name="T33" style:family="text">
      <style:text-properties officeooo:rsid="004ff08e"/>
    </style:style>
    <style:style style:name="T34" style:family="text">
      <style:text-properties officeooo:rsid="0051aba9"/>
    </style:style>
    <style:style style:name="T35" style:family="text">
      <style:text-properties officeooo:rsid="0052cd8d"/>
    </style:style>
    <style:style style:name="T36" style:family="text">
      <style:text-properties officeooo:rsid="0055a4d6"/>
    </style:style>
    <style:style style:name="T37" style:family="text">
      <style:text-properties officeooo:rsid="005920b7"/>
    </style:style>
    <style:style style:name="T38" style:family="text">
      <style:text-properties officeooo:rsid="005996e2"/>
    </style:style>
    <style:style style:name="T39" style:family="text">
      <style:text-properties officeooo:rsid="005bc32a"/>
    </style:style>
    <style:style style:name="T40" style:family="text">
      <style:text-properties officeooo:rsid="0060739e"/>
    </style:style>
    <style:style style:name="T41" style:family="text">
      <style:text-properties officeooo:rsid="0061010c"/>
    </style:style>
    <style:style style:name="T42" style:family="text">
      <style:text-properties officeooo:rsid="0061f2b1"/>
    </style:style>
    <style:style style:name="T43" style:family="text">
      <style:text-properties officeooo:rsid="0062bca3"/>
    </style:style>
    <style:style style:name="T44" style:family="text">
      <style:text-properties officeooo:rsid="00632924"/>
    </style:style>
    <style:style style:name="T45" style:family="text">
      <style:text-properties officeooo:rsid="00652479"/>
    </style:style>
    <style:style style:name="T46" style:family="text">
      <style:text-properties officeooo:rsid="006532c9"/>
    </style:style>
    <style:style style:name="T47" style:family="text">
      <style:text-properties officeooo:rsid="006e948c"/>
    </style:style>
    <style:style style:name="T48" style:family="text">
      <style:text-properties officeooo:rsid="006f2f26"/>
    </style:style>
    <style:style style:name="T49" style:family="text">
      <style:text-properties officeooo:rsid="00796c47"/>
    </style:style>
    <style:style style:name="T50" style:family="text">
      <style:text-properties officeooo:rsid="00799bd9"/>
    </style:style>
    <style:style style:name="T51" style:family="text">
      <style:text-properties officeooo:rsid="007fe107"/>
    </style:style>
    <style:style style:name="T52" style:family="text">
      <style:text-properties officeooo:rsid="0081a135"/>
    </style:style>
    <style:style style:name="T53" style:family="text">
      <style:text-properties officeooo:rsid="00826e24"/>
    </style:style>
    <style:style style:name="T54" style:family="text">
      <style:text-properties officeooo:rsid="008394fb"/>
    </style:style>
    <style:style style:name="T55" style:family="text">
      <style:text-properties officeooo:rsid="00875ec9"/>
    </style:style>
    <style:style style:name="T56" style:family="text">
      <style:text-properties officeooo:rsid="0087eee4"/>
    </style:style>
    <style:style style:name="T57" style:family="text">
      <style:text-properties officeooo:rsid="008a66cc"/>
    </style:style>
    <style:style style:name="T58" style:family="text">
      <style:text-properties officeooo:rsid="00932724"/>
    </style:style>
    <style:style style:name="T59" style:family="text">
      <style:text-properties officeooo:rsid="00967f3e"/>
    </style:style>
    <style:style style:name="T60" style:family="text">
      <style:text-properties officeooo:rsid="0099e3d9"/>
    </style:style>
    <style:style style:name="T61" style:family="text">
      <style:text-properties officeooo:rsid="009d3fa0"/>
    </style:style>
    <style:style style:name="T62" style:family="text">
      <style:text-properties officeooo:rsid="009eaed2"/>
    </style:style>
    <style:style style:name="T63" style:family="text">
      <style:text-properties officeooo:rsid="009f1601"/>
    </style:style>
    <style:style style:name="T64" style:family="text">
      <style:text-properties officeooo:rsid="00a066b6"/>
    </style:style>
    <style:style style:name="T65" style:family="text">
      <style:text-properties officeooo:rsid="00a1d500"/>
    </style:style>
    <style:style style:name="T66" style:family="text">
      <style:text-properties officeooo:rsid="00a2f01a"/>
    </style:style>
    <style:style style:name="T67" style:family="text">
      <style:text-properties fo:background-color="transparent" loext:char-shading-value="0"/>
    </style:style>
    <style:style style:name="T68" style:family="text">
      <style:text-properties officeooo:rsid="00415261" fo:background-color="transparent" loext:char-shading-value="0"/>
    </style:style>
    <style:style style:name="T69" style:family="text">
      <style:text-properties officeooo:rsid="008937e6" fo:background-color="transparent" loext:char-shading-value="0"/>
    </style:style>
    <style:style style:name="T70" style:family="text">
      <style:text-properties officeooo:rsid="00a2f01a" fo:background-color="transparent" loext:char-shading-value="0"/>
    </style:style>
    <style:style style:name="T71" style:family="text">
      <style:text-properties officeooo:rsid="00be6839" fo:background-color="transparent"/>
    </style:style>
    <style:style style:name="T72" style:family="text">
      <style:text-properties officeooo:rsid="00a4419f"/>
    </style:style>
    <style:style style:name="T73" style:family="text">
      <style:text-properties style:text-underline-style="none" fo:font-weight="normal" officeooo:rsid="00a7f7df" style:font-weight-asian="normal" style:font-weight-complex="normal"/>
    </style:style>
    <style:style style:name="T74" style:family="text">
      <style:text-properties officeooo:rsid="00adb37a"/>
    </style:style>
    <style:style style:name="T75" style:family="text">
      <style:text-properties officeooo:rsid="00b0588f"/>
    </style:style>
    <style:style style:name="T76" style:family="text">
      <style:text-properties officeooo:rsid="00b43c21"/>
    </style:style>
    <style:style style:name="T77" style:family="text">
      <style:text-properties officeooo:rsid="00b7123e"/>
    </style:style>
    <style:style style:name="T78" style:family="text">
      <style:text-properties officeooo:rsid="00ba59b7"/>
    </style:style>
    <style:style style:name="T79" style:family="text">
      <style:text-properties officeooo:rsid="00bdbfa5"/>
    </style:style>
    <style:style style:name="T80" style:family="text">
      <style:text-properties officeooo:rsid="00be6839"/>
    </style:style>
    <style:style style:name="T81" style:family="text">
      <style:text-properties officeooo:rsid="00be6839" fo:background-color="#ffff00"/>
    </style:style>
    <style:style style:name="T82" style:family="text">
      <style:text-properties officeooo:rsid="00c1e665"/>
    </style:style>
    <style:style style:name="T83" style:family="text">
      <style:text-properties officeooo:rsid="00c2e9a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einssatzung</text:p>
      <text:p text:style-name="P2"/>
      <text:p text:style-name="P4">Open Medicine <text:span text:style-name="T73">Initiative</text:span></text:p>
      <text:p text:style-name="P2"/>
      <text:p text:style-name="P1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703_1045783943" text:style-name="Index_20_Link" text:visited-style-name="Index_20_Link">Präambel<text:tab/>3</text:a></text:p>
          <text:p text:style-name="P12"><text:a xlink:type="simple" xlink:href="#__RefHeading__705_1045783943" text:style-name="Index_20_Link" text:visited-style-name="Index_20_Link">§ 1 Name, Eintragung, Sitz, Geschäftsjahr<text:tab/>4</text:a></text:p>
          <text:p text:style-name="P12"><text:a xlink:type="simple" xlink:href="#__RefHeading__707_1045783943" text:style-name="Index_20_Link" text:visited-style-name="Index_20_Link">§ 2 Vereinszweck<text:tab/>4</text:a></text:p>
          <text:p text:style-name="P12"><text:a xlink:type="simple" xlink:href="#__RefHeading__709_1045783943" text:style-name="Index_20_Link" text:visited-style-name="Index_20_Link">§ 3 Selbstlosigkeit<text:tab/>5</text:a></text:p>
          <text:p text:style-name="P12"><text:a xlink:type="simple" xlink:href="#__RefHeading__711_1045783943" text:style-name="Index_20_Link" text:visited-style-name="Index_20_Link">§ 4 Mitgliedschaft<text:tab/>5</text:a></text:p>
          <text:p text:style-name="P11"><text:a xlink:type="simple" xlink:href="#__RefHeading__713_1045783943" text:style-name="Index_20_Link" text:visited-style-name="Index_20_Link">(I) Allgemeines<text:tab/>5</text:a></text:p>
          <text:p text:style-name="P11"><text:a xlink:type="simple" xlink:href="#__RefHeading__715_1045783943" text:style-name="Index_20_Link" text:visited-style-name="Index_20_Link">(II) Erwerb der Mitgliedschaft<text:tab/>6</text:a></text:p>
          <text:p text:style-name="P11"><text:a xlink:type="simple" xlink:href="#__RefHeading__717_1045783943" text:style-name="Index_20_Link" text:visited-style-name="Index_20_Link">(III) Verlust der Mitgliedschaft<text:tab/>6</text:a></text:p>
          <text:p text:style-name="P11"><text:a xlink:type="simple" xlink:href="#__RefHeading__719_1045783943" text:style-name="Index_20_Link" text:visited-style-name="Index_20_Link">(IV) Mitgliedsbeiträge<text:tab/>7</text:a></text:p>
          <text:p text:style-name="P12"><text:a xlink:type="simple" xlink:href="#__RefHeading__721_1045783943" text:style-name="Index_20_Link" text:visited-style-name="Index_20_Link">§ 5 Rechte und Pflichten der Mitglieder<text:tab/>7</text:a></text:p>
          <text:p text:style-name="P11"><text:a xlink:type="simple" xlink:href="#__RefHeading__3697_1524309756" text:style-name="Index_20_Link" text:visited-style-name="Index_20_Link">(I) Allgemeines und Stimmberechtigung<text:tab/>7</text:a></text:p>
          <text:p text:style-name="P11"><text:a xlink:type="simple" xlink:href="#__RefHeading__3699_1524309756" text:style-name="Index_20_Link" text:visited-style-name="Index_20_Link">(II) Antragstellung<text:tab/>7</text:a></text:p>
          <text:p text:style-name="P12"><text:a xlink:type="simple" xlink:href="#__RefHeading__723_1045783943" text:style-name="Index_20_Link" text:visited-style-name="Index_20_Link">§ 6 Organe und Ordnungen<text:tab/>8</text:a></text:p>
          <text:p text:style-name="P12"><text:a xlink:type="simple" xlink:href="#__RefHeading__958_1295827656" text:style-name="Index_20_Link" text:visited-style-name="Index_20_Link">§ 7 Mitgliederversammlung<text:tab/>8</text:a></text:p>
          <text:p text:style-name="P11"><text:a xlink:type="simple" xlink:href="#__RefHeading__725_1045783943" text:style-name="Index_20_Link" text:visited-style-name="Index_20_Link">(I) Allgemeines und Aufgaben<text:tab/>8</text:a></text:p>
          <text:p text:style-name="P11"><text:a xlink:type="simple" xlink:href="#__RefHeading__727_1045783943" text:style-name="Index_20_Link" text:visited-style-name="Index_20_Link">(II) Einberufung<text:tab/>9</text:a></text:p>
          <text:p text:style-name="P11"><text:a xlink:type="simple" xlink:href="#__RefHeading__960_1295827656" text:style-name="Index_20_Link" text:visited-style-name="Index_20_Link">(III) Beschlussfassung und Stimmberechtigung<text:tab/>9</text:a></text:p>
          <text:p text:style-name="P11"><text:a xlink:type="simple" xlink:href="#__RefHeading__729_1045783943" text:style-name="Index_20_Link" text:visited-style-name="Index_20_Link">(IV) Versammlungsablauf<text:tab/>9</text:a></text:p>
          <text:p text:style-name="P12"><text:a xlink:type="simple" xlink:href="#__RefHeading__731_1045783943" text:style-name="Index_20_Link" text:visited-style-name="Index_20_Link">§ 8 Vorstand<text:tab/>10</text:a></text:p>
          <text:p text:style-name="P11"><text:a xlink:type="simple" xlink:href="#__RefHeading__733_1045783943" text:style-name="Index_20_Link" text:visited-style-name="Index_20_Link">(I) Bestellung<text:tab/>10</text:a></text:p>
          <text:p text:style-name="P11"><text:a xlink:type="simple" xlink:href="#__RefHeading__735_1045783943" text:style-name="Index_20_Link" text:visited-style-name="Index_20_Link">(II) Aufgaben, Befugnisse, Pflichten<text:tab/>10</text:a></text:p>
          <text:p text:style-name="P11"><text:a xlink:type="simple" xlink:href="#__RefHeading__737_1045783943" text:style-name="Index_20_Link" text:visited-style-name="Index_20_Link">(III) Jahresbericht<text:tab/>11</text:a></text:p>
          <text:p text:style-name="P12"><text:a xlink:type="simple" xlink:href="#__RefHeading__739_1045783943" text:style-name="Index_20_Link" text:visited-style-name="Index_20_Link">§ 9 Vereinsvermögen<text:tab/>11</text:a></text:p>
          <text:p text:style-name="P12"><text:a xlink:type="simple" xlink:href="#__RefHeading__693_964657701" text:style-name="Index_20_Link" text:visited-style-name="Index_20_Link">§ 10 Transparenz<text:tab/>12</text:a></text:p>
          <text:p text:style-name="P11"><text:a xlink:type="simple" xlink:href="#__RefHeading__921_778181131" text:style-name="Index_20_Link" text:visited-style-name="Index_20_Link">(I) Öffentlichkeit<text:tab/>12</text:a></text:p>
          <text:p text:style-name="P11"><text:a xlink:type="simple" xlink:href="#__RefHeading__923_778181131" text:style-name="Index_20_Link" text:visited-style-name="Index_20_Link">(II) Dokumentation<text:tab/>12</text:a></text:p>
          <text:p text:style-name="P11"><text:a xlink:type="simple" xlink:href="#__RefHeading__925_778181131" text:style-name="Index_20_Link" text:visited-style-name="Index_20_Link">(III) Interessenskonflikte<text:tab/>12</text:a></text:p>
          <text:p text:style-name="P12"><text:a xlink:type="simple" xlink:href="#__RefHeading__741_1045783943" text:style-name="Index_20_Link" text:visited-style-name="Index_20_Link">§ 11 Auflösung<text:tab/>13</text:a></text:p>
        </text:index-body>
      </text:table-of-content>
      <text:p text:style-name="P2"/>
      <text:h text:style-name="P81" text:outline-level="2"><text:bookmark-start text:name="__RefHeading__703_1045783943"/><text:soft-page-break/>Präambel<text:bookmark-end text:name="__RefHeading__703_1045783943"/></text:h>
      <text:p text:style-name="P5">Die Gesundheit des Menschen ist ein Gut von unschätzbarem Wert für deren Erhaltung er sich mit all seinen Möglichkeiten einsetzen wird.</text:p>
      <text:p text:style-name="P5">Die<text:span text:style-name="T44">se</text:span> Erhaltung <text:span text:style-name="T44">aber auch die </text:span>Wiederherstellung und Förderung der Gesundheit ist eine herausfordernde Aufgabe, die den Menschen als Ganzes einbeziehen und <text:span text:style-name="T75">mit</text:span> einem humanistischen Menschenbild betrachten muss <text:span text:style-name="T75">um nachhaltige Wirkung zu erzielen</text:span>. <text:span text:style-name="T45">Sie muss gutherzig sein, verständnisvoll, mitfühlend und durch den Wunsch motiviert, dem Menschen dieses ihm so wichtige Gut zu schützen.</text:span></text:p>
      <text:p text:style-name="P6">Eine Gesundheitsversorgung, die <text:span text:style-name="T55">auf operativer Ebene durch</text:span> Wettbewerbslogik <text:span text:style-name="T56">mitbestimmt ist </text:span>und <text:span text:style-name="T48">die</text:span> Unternehmenswertsteigerung als ein<text:span text:style-name="T56">es ihrer</text:span> Ziel<text:span text:style-name="T56">e </text:span>verfolgt, kann <text:span text:style-name="T46">diese Aufgabe nicht zufriedenstellend lösen. Sie befindet sich im regelmäßigen Konflikt gegenläufiger Interessen zwischen Patient, Arzt und Anbieter von medizinischen Produkten und Leistungen. Aus diesem Grund benötigen wir Ansätze im System der Gesundheitsversorgung jenseits der Profit orientierten Ökonomien - Ansätze, die auf Wohlwollen und Vertrauen gegründet sind. </text:span></text:p>
      <text:p text:style-name="P7">Die zunehmende Popularität von Gemeinwohl orientierten Wirtschafts- und Lebensmodellen zeigt deutlich, dass mehr und mehr Menschen ebenfalls die Notwendigkeit sehen, weniger für Geld und mehr füreinander und ihre Umwelt da zu sein.</text:p>
      <text:p text:style-name="P8">Medizin als wissenschaftliche Disziplin der Diagnose, Behandlung und Vorbeugung von Krankheit fußt wie jede andere Wissenschaft auf empirischen Beobachtungen – <text:span text:style-name="T75">sie </text:span>benötigt Daten als Grundlage ihrer Evidenz. <text:span text:style-name="T77">Es fehlt aber an Ansätze die auf</text:span><text:span text:style-name="T67"> eine freie</text:span> Sammlung medizinischer Daten zur maschinellen, statistischen Auswertung und Ableitung hilfreichen Wissens für Ärzte und Patienten <text:span text:style-name="T77">abzielen</text:span>. Hinzu kommt, das<text:span text:style-name="T74">s</text:span> die kommerzielle Nutzung medizinischer Daten <text:span text:style-name="T74">sowohl </text:span>die Kooperation von Medizinern und Wissenschaftlern erschwert <text:span text:style-name="T74">als auch Patienten bei der Informationsbeschaffung behindert </text:span>und somit Chancen zur Gesundheitsverbesserung verpasst werden.</text:p>
      <text:p text:style-name="P9">Die <text:span text:style-name="T76">Open Medicine Initiative sieht ihre </text:span>Aufgabe darin, das Potenzial gemeinschaftlich denkender Menschen <text:span text:style-name="T76">für einen offenen Umgang mit medizinischen Daten zu </text:span>aktivieren. Wir wollen das gesammelte medizinische Wissen von Fachleuten und Patienten mit moderner Datenverarbeitung kombinieren, eine Sammlung, Auswertung und Bereitstellung frei zugänglicher medizinischer Daten ermöglichen und so eine Unterstützung sein für eine besser informierte <text:span text:style-name="T77">Anwendung</text:span> der Medizin. </text:p>
      <text:p text:style-name="P3"/>
      <text:p text:style-name="P3"/>
      <text:h text:style-name="P86" text:outline-level="2"><text:bookmark-start text:name="__RefHeading__705_1045783943"/>§ <text:span text:style-name="T41">1 </text:span><text:span text:style-name="T2">Name, Eintragung, </text:span><text:span text:style-name="T3">Sitz, </text:span><text:span text:style-name="T2">Geschäftsjahr</text:span><text:bookmark-end text:name="__RefHeading__705_1045783943"/></text:h>
      <text:list xml:id="list6022292728520638683" text:style-name="L1">
        <text:list-item>
          <text:p text:style-name="P15"><text:span text:style-name="T1">Der Verein trägt den Namen </text:span><text:span text:style-name="T7">„</text:span><text:span text:style-name="T6">Open Med</text:span><text:span text:style-name="T8">icine</text:span><text:span text:style-name="T6"> </text:span><text:span text:style-name="T10">Initiative</text:span><text:span text:style-name="T9"> </text:span><text:span text:style-name="T7">“</text:span><text:span text:style-name="T1">. Nach Eintragung lautet der Name des Vereins „</text:span><text:span text:style-name="T11">Open Medicine </text:span><text:span text:style-name="T10">Initiative</text:span><text:span text:style-name="T12"> </text:span><text:span text:style-name="T11">e.V. </text:span><text:span text:style-name="T1">“. </text:span></text:p>
        </text:list-item>
        <text:list-item>
          <text:p text:style-name="P16">Der Verein hat seinen Sitz in Berlin. </text:p>
        </text:list-item>
        <text:list-item>
          <text:p text:style-name="P16">Das Geschäftsjahr entspricht dem Kalenderjahr.</text:p>
        </text:list-item>
      </text:list>
      <text:h text:style-name="Heading_20_2" text:outline-level="2"><text:bookmark-start text:name="__RefHeading__707_1045783943"/>§ <text:span text:style-name="T41">2</text:span> <text:span text:style-name="T5">Vereinsz</text:span>weck <text:bookmark-end text:name="__RefHeading__707_1045783943"/></text:h>
      <text:list xml:id="list4156759212325602134" text:style-name="L2">
        <text:list-item>
          <text:p text:style-name="P25">Der Verein verfolgt ausschließlich und unmittelbar gemeinnützige Zwecke im Sinne des Abschnitts "Steuerbegünstigte Zwecke" § 51 ff. AO und § 10b EStG. </text:p>
        </text:list-item>
        <text:list-item>
          <text:p text:style-name="P25">Zweck des Vereins ist die <text:span text:style-name="T79">öffentliche </text:span>Sammlung, Auswertung und <text:span text:style-name="T79">frei zugängliche </text:span>Bereitstellung medizinischer Daten und Fachwissens. Darüber hinaus sollen Menschen mit gesundheitlichen Problemen dazu befähigt werden sich aktiver an medizinischen Entscheidungsprozessen zu beteiligen, sich gegenseitig zu unterstützen und Selbsthilfe zu leisten.</text:p>
        </text:list-item>
        <text:list-item>
          <text:p text:style-name="P25">Die Zwecke des Vereins werden insbesondere verwirklicht durch </text:p>
          <text:list>
            <text:list-item>
              <text:p text:style-name="P25">Entwicklung und Betrieb einer kostenfreien, partizipativen Internetplattform zur</text:p>
              <text:list>
                <text:list-item>
                  <text:p text:style-name="P25">Bereitstellung medizinischer Daten und Statistiken für die Allgemeinheit,</text:p>
                </text:list-item>
                <text:list-item>
                  <text:p text:style-name="P25">Vernetzung von Patienten in digitalen Selbsthilfegruppen,</text:p>
                </text:list-item>
                <text:list-item>
                  <text:p text:style-name="P25">gemeinschaftlichen Entwicklung evidenzbasierten medizinischen Wissens.</text:p>
                </text:list-item>
              </text:list>
            </text:list-item>
            <text:list-item>
              <text:p text:style-name="P25">Förderung des Dialogs und der Kooperation von Patienten, Ärzten, Researchern und Akteuren im Gesundheitswesen bei der gemeinschaftlichen Entwicklung frei zugänglicher, medizinischer Wissensdatenbanken.</text:p>
            </text:list-item>
            <text:list-item>
              <text:p text:style-name="P25">Engagement für einen offeneren Umgang mit personenspezifischen, medizinischen Datensätzen als ein wertvolles Gut zur Förderung der allgemeinen Gesundheit im Rahmen von Vorträgen und Öffentlichkeitsarbeit. </text:p>
            </text:list-item>
          </text:list>
        </text:list-item>
      </text:list>
      <text:h text:style-name="P83" text:outline-level="2"/>
      <text:h text:style-name="P87" text:outline-level="2"><text:bookmark-start text:name="__RefHeading__709_1045783943"/>§ <text:span text:style-name="T41">3 </text:span><text:span text:style-name="T2">Selbstlosigkeit</text:span><text:bookmark-end text:name="__RefHeading__709_1045783943"/></text:h>
      <text:list xml:id="list456936293528348289" text:style-name="L3">
        <text:list-item>
          <text:p text:style-name="P26"><text:span text:style-name="T1">Der Verein ist selbstlos tätig. Er verfolgt</text:span> nicht in erster Linie eigenwirtschaftliche Ziele<text:span text:style-name="T1">. </text:span></text:p>
        </text:list-item>
        <text:list-item>
          <text:p text:style-name="P17">Die Mittel des Vereins d<text:span text:style-name="T13">ü</text:span>rfen nur <text:span text:style-name="T13">für </text:span>satzungsm<text:span text:style-name="T13">ä</text:span>ssige Zwecke verwendet werden. Keine Person darf durch Ausgaben, die den Zwecken des Vereins fremd sind, oder durch unverh<text:span text:style-name="T13">ä</text:span>ltnism<text:span text:style-name="T13">ä</text:span>ssig hohe Verg<text:span text:style-name="T13">ü</text:span>tungen beg<text:span text:style-name="T13">ü</text:span>nstigt werden.</text:p>
        </text:list-item>
        <text:list-item>
          <text:p text:style-name="P17">Die Mitglieder erhalten <text:span text:style-name="T17">in ihrer Eigenschaft als Mitglied </text:span>keine Zuwendungen aus Mitteln des Vereins. Die Mitglieder dürfen bei ihrem Ausscheiden oder bei Auflösung oder Aufhebung des Vereins keine Anteile des Vereinsvermögens erhalten.</text:p>
        </text:list-item>
        <text:list-item>
          <text:p text:style-name="P17"><text:span text:style-name="T51">Aufwandsentschädigungen können im Rahmen der gesetzlichen Bestimmungen gezahlt werden.</text:span> <text:s/></text:p>
        </text:list-item>
        <text:list-item>
          <text:p text:style-name="P18">Der Vorstand ist grundsätzlich ehrenamtlich tätig. Die Mitgliederversammlung kann eine jährliche, angemessene pauschale Tätigkeitsvergütung für Vorstandsmitglieder beschließen.</text:p>
        </text:list-item>
      </text:list>
      <text:h text:style-name="Heading_20_2" text:outline-level="2"><text:bookmark-start text:name="__RefHeading__711_1045783943"/>§ 4 Mitgliedschaft <text:bookmark-end text:name="__RefHeading__711_1045783943"/></text:h>
      <text:h text:style-name="Heading_20_3" text:outline-level="3"><text:bookmark-start text:name="__RefHeading__713_1045783943"/>(I) Allgemeines<text:bookmark-end text:name="__RefHeading__713_1045783943"/></text:h>
      <text:list xml:id="list4146369194107064050" text:style-name="L4">
        <text:list-item>
          <text:p text:style-name="P74">Vereinsmitglied können natürliche <text:span text:style-name="T72">Personen ab Erreichen der Volljährigkeit sowie</text:span> juristische Personen werden. </text:p>
        </text:list-item>
        <text:list-item>
          <text:p text:style-name="P75">Der Verein besteht aus <text:span text:style-name="T54">ordentlichen</text:span> Mitgliedern, Fördermitgliedern <text:span text:style-name="T58">und </text:span>Ehrenmitgliedern.</text:p>
        </text:list-item>
        <text:list-item>
          <text:p text:style-name="P75"><text:span text:style-name="T54">Ordentliches</text:span>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text:p>
        </text:list-item>
        <text:list-item>
          <text:p text:style-name="P75">Zum Ehrenmitglied können natürliche Personen ernannt werden, die sich in besonderer Weise um den Verein verdient gemacht haben. Hierfür ist ein Beschluss der Mitgliederversammlung erforderlich. Ehrenmitglieder haben alle Rechte eines <text:span text:style-name="T54">ordentlichen</text:span> Mitglieds. Sie sind von Beitragsleistungen befreit.</text:p>
        </text:list-item>
      </text:list>
      <text:h text:style-name="Heading_20_3" text:outline-level="3"><text:bookmark-start text:name="__RefHeading__715_1045783943"/><text:soft-page-break/>(II) Erwerb der Mitgliedschaft<text:bookmark-end text:name="__RefHeading__715_1045783943"/></text:h>
      <text:list xml:id="list2472973811405146050" text:style-name="L5">
        <text:list-item>
          <text:p text:style-name="P48">Die Gründer sind <text:span text:style-name="T58">ordentliche </text:span>Mitglieder des Vereins. <text:span text:style-name="T33">Ü</text:span>ber die Aufnahme weiterer Mitglieder entscheidet der Vorstand.</text:p>
        </text:list-item>
        <text:list-item text:style-override="L6">
          <text:p text:style-name="P49">Der Beitrittsantrag erfolgt in Textform gegenüber dem Vorstand. <text:span text:style-name="T58">Gültige Anträge enthalten die Anerkennung der Vereinssatzung inkl. aller Ordnungen, die sich der Verein gegeben hat, sowie die für die Mitgliedsverwaltung notwendigen Adress- und Zahlungsdaten. </text:span></text:p>
        </text:list-item>
        <text:list-item text:style-override="L6">
          <text:p text:style-name="P49"><text:span text:style-name="T58">Mit der vorläufigen </text:span>Annahme des Beitrittsantrages <text:span text:style-name="T33">durch den Vorstand beginnt zunächst eine Probemitgliedschaft. Nach Ablauf der Probezeit von sechs Wochen geht diese automatisch in eine ordentliche Mitgliedschaft über, sofern der Vorstand keine Einwände gegen die endgültige Aufnahme des Mitglieds vorbringt</text:span>. <text:span text:style-name="T1">Ein Aufnahmeanspruch besteht nicht. Eine Ablehnung durch den Vorstand ist nicht anfechtbar.</text:span></text:p>
        </text:list-item>
        <text:list-item text:style-override="L6">
          <text:p text:style-name="P50">Während der Probezeit ist das Mitglied von allen Pflichten (auch Beitragspflichten) befreit. Probemitglieder haben keinerlei Stimmrechte.</text:p>
        </text:list-item>
      </text:list>
      <text:h text:style-name="Heading_20_3" text:outline-level="3"><text:bookmark-start text:name="__RefHeading__717_1045783943"/>(III) Verlust der Mitgliedschaft<text:bookmark-end text:name="__RefHeading__717_1045783943"/></text:h>
      <text:list xml:id="list4057655023692563306" text:style-name="L7">
        <text:list-item>
          <text:p text:style-name="P51">Die Mitgliedschaft endet durch Austritt, durch Tod von natürlichen Personen oder durch Auflösung und Erlöschung von juristischen Personen oder durch Ausschluss. </text:p>
        </text:list-item>
        <text:list-item>
          <text:p text:style-name="P51"><text:span text:style-name="T1">Der Austritt aus dem Verein ist zum Ende eines jeden Quartals möglich. Er</text:span> erfolgt durch Erklärung in Textform gegenüber eines Mitglieds des Vorstands <text:span text:style-name="T59">unter Einhaltung einer Kündigungsfrist von zwei Wochen</text:span>. <text:span text:style-name="T59">Der Austritt wird zum Ende des Quartals wirksam, in dem der er erklärt wird.</text:span></text:p>
        </text:list-item>
        <text:list-item>
          <text:p text:style-name="P52">Der Ausschluss eines Mitgliedes kann vom Vorstand ausgesprochen werden, wenn es gegen die Satzung des Vereins oder der daraus hervorgehenden Pflichten verstößt oder in sonstiger Weise gegen die Interessen des Vereins sowie gegen rechtmäßige Beschlüsse und Anordnungen der Vereinsorgane handelt.</text:p>
        </text:list-item>
        <text:list-item>
          <text:p text:style-name="P51">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span text:style-name="T53">Über den Einspruch gegen Ausschluß entscheidet die Mitgliederversammlung endgültig.</text:span></text:p>
        </text:list-item>
        <text:list-item>
          <text:p text:style-name="P53">Wiederholte und/oder längerfristige Rückstände können zum Ende der Mitgliedschaft führen.</text:p>
        </text:list-item>
      </text:list>
      <text:h text:style-name="Heading_20_3" text:outline-level="3"><text:bookmark-start text:name="__RefHeading__719_1045783943"/><text:soft-page-break/><text:span text:style-name="T14">(IV)</text:span> <text:span text:style-name="T14">Mitgliedsb</text:span>eiträge <text:bookmark-end text:name="__RefHeading__719_1045783943"/></text:h>
      <text:list xml:id="list741591145749867617" text:style-name="L8">
        <text:list-item>
          <text:p text:style-name="P19">Es werden Geldbeiträge als regelmäßige Mitgliedsbeiträge erhoben.</text:p>
        </text:list-item>
        <text:list-item>
          <text:p text:style-name="P54">Im begründeten Einzelfall kann für ein Mitglied durch Vorstandsbeschluss ein(e) von der Beitragsordnung abweichende(r) Beitrag <text:span text:style-name="T78">bzw.</text:span> <text:span text:style-name="T78">Z</text:span>ahlung festgesetzt werden. </text:p>
        </text:list-item>
        <text:list-item>
          <text:p text:style-name="P54">Bei Beendigung der Mitgliedschaft <text:span text:style-name="T24">regelt die Beitragsordnung, wie mit bereits gezahlten Beiträgen zu verfahren ist</text:span>.</text:p>
        </text:list-item>
      </text:list>
      <text:h text:style-name="Heading_20_2" text:outline-level="2"><text:bookmark-start text:name="__RefHeading__721_1045783943"/>§ 5 Rechte und Pflichten der Mitglieder<text:bookmark-end text:name="__RefHeading__721_1045783943"/></text:h>
      <text:h text:style-name="P88" text:outline-level="3"><text:bookmark-start text:name="__RefHeading__3697_1524309756"/><text:span text:style-name="T65">(I) </text:span>Allgemeines und Stimmberechtigung<text:bookmark-end text:name="__RefHeading__3697_1524309756"/></text:h>
      <text:list xml:id="list8887991967297194778" text:style-name="L9">
        <text:list-item>
          <text:p text:style-name="P55"><text:span text:style-name="T22">Alle</text:span> Mitglieder sind berechtigt, an allen angebotenen Veranstaltungen des Vereins teilzunehmen. <text:span text:style-name="T60"><text:s/></text:span></text:p>
        </text:list-item>
        <text:list-item>
          <text:p text:style-name="P56"><text:span text:style-name="T23">Die M</text:span>itglieder sind verpflichtet, die satzungsgemässen Zwecke des Vereins zu unterstützen und zu fördern, sowie die laut gültiger Beitragsordnung zu leistende Zuwendung pünktlich zu zahlen.</text:p>
        </text:list-item>
        <text:list-item>
          <text:p text:style-name="P57"><text:span text:style-name="T54">Ordentliche</text:span> und Ehrenmitglieder sind stimmberechtigt für Abstimmungen der Mitgliederversammlung. </text:p>
        </text:list-item>
        <text:list-item>
          <text:p text:style-name="P58">Jedem Mitglied ist zu Beginn der Mitgliedschaft eine Kopie dieser Satzung sowie aller <text:span text:style-name="T60">beschlossenen</text:span> Ordnungen, <text:span text:style-name="T60">in schriftlicher oder digitaler Form,</text:span> <text:span text:style-name="T60">auszuhändigen. Das Mitglied muss den Empfang bestätigen.</text:span></text:p>
        </text:list-item>
      </text:list>
      <text:h text:style-name="Heading_20_3" text:outline-level="3"><text:bookmark-start text:name="__RefHeading__3699_1524309756"/><text:span text:style-name="T63">(II) </text:span>Antragstellung<text:bookmark-end text:name="__RefHeading__3699_1524309756"/></text:h>
      <text:list xml:id="list1891490080442846036" text:style-name="L10">
        <text:list-item>
          <text:p text:style-name="P59"><text:span text:style-name="T60">Alle</text:span> <text:span text:style-name="T60">Mitglieder </text:span>haben das Recht <text:span text:style-name="T60">Anträge an die Mitgliederversammlung zu stellen. Die Mitglieder werden schriftlich oder per Email über einen Antrag informiert. </text:span></text:p>
        </text:list-item>
        <text:list-item>
          <text:p text:style-name="P60">Einem Antrag zur Beschlussfassung ist nachzukommen, sofern er die Unterstützung von mindestens zwanzig Prozent aller stimmberechtigten Mitglieder erhält. Mitglieder geben ihre Unterstützung schriftlich, per Email oder über ein geeignetes Onlineverfahren bekannt. </text:p>
        </text:list-item>
        <text:list-item>
          <text:p text:style-name="P60">Anträge die innerhalb einer Frist von vier Wochen keine ausreichende Unterstützung finden gelten als abgelehnt. Für das Werben um Unterstützung für einen Antrag sind die Mitglieder selbst verantwortlich. </text:p>
        </text:list-item>
        <text:list-item>
          <text:p text:style-name="P60">Die Einberufung einer ausserordentlichen Mitgliederversammlung für ausreichend unterstützte Anträge muss innerhalb einer Frist von maximal sechs Wochen nach Feststellung der Stimmenanteile stattfinden.</text:p>
        </text:list-item>
      </text:list>
      <text:h text:style-name="Heading_20_2" text:outline-level="2"><text:bookmark-start text:name="__RefHeading__723_1045783943"/><text:soft-page-break/>§ 6 Organe <text:span text:style-name="T41">und Ordnungen</text:span><text:bookmark-end text:name="__RefHeading__723_1045783943"/></text:h>
      <text:list xml:id="list2874729043050426729" text:style-name="L11">
        <text:list-item>
          <text:p text:style-name="P20">Organe des Vereins sind die Mitgliederversammlung und der Vorstand.</text:p>
        </text:list-item>
        <text:list-item>
          <text:p text:style-name="P27">Neben dieser Satzung gibt sich der Verein die folgenden Ordnungen in denen weitere Regelungen als Ergänzung zu dieser Satzung beschloßen sind:</text:p>
          <text:list>
            <text:list-item>
              <text:p text:style-name="P27">Die Beitragsordnung regelt Details zu den Beitragspflichten <text:span text:style-name="T42">aller</text:span> Mitglieder <text:span text:style-name="T66">und wird von der Mitgliederversammlung beschloßen</text:span></text:p>
            </text:list-item>
            <text:list-item>
              <text:p text:style-name="P27">Die <text:span text:style-name="T66">allgemeine </text:span>Geschäftsordnung <text:span text:style-name="T42">regelt Details zu vereinsinternen Prozessen und Dokumenten und wird von der Mitgliederversammlung beschloßen.</text:span></text:p>
            </text:list-item>
          </text:list>
        </text:list-item>
        <text:list-item>
          <text:p text:style-name="P28">Jedes Organ des Vereins ist berechtigt sich weitere Ordnungen zu geben.</text:p>
        </text:list-item>
      </text:list>
      <text:h text:style-name="P84" text:outline-level="2"><text:bookmark-start text:name="__RefHeading__958_1295827656"/>§ 7 Mitgliederversammlung<text:bookmark-end text:name="__RefHeading__958_1295827656"/></text:h>
      <text:h text:style-name="Heading_20_3" text:outline-level="3"><text:bookmark-start text:name="__RefHeading__725_1045783943"/><text:span text:style-name="T20">(I) Allgemeines und Aufgaben</text:span> <text:bookmark-end text:name="__RefHeading__725_1045783943"/></text:h>
      <text:list xml:id="list8149588420769923912" text:style-name="L12">
        <text:list-item>
          <text:p text:style-name="P21">Oberstes Organ des Vereins ist die Mitgliederversammlung. <text:span text:style-name="T63">Es gibt ordentliche und ausserordentliche Versammlungen.</text:span></text:p>
        </text:list-item>
        <text:list-item>
          <text:p text:style-name="P29"><text:span text:style-name="T63">Ausserordentliche Versammlungen können real </text:span><text:span text:style-name="T83">(physische Anwesenheit)</text:span><text:span text:style-name="T63"> oder virtuell (Onlineverfahren) abgehalten werden. </text:span><text:s/></text:p>
        </text:list-item>
        <text:list-item>
          <text:p text:style-name="P21">Die Mitgliederversammlung hat über grundsätzliche Fragen und Angelegenheiten des Vereins zu beschließen. Sie hat insbesondere folgende Aufgaben: </text:p>
          <text:list text:style-name="L13">
            <text:list-item>
              <text:p text:style-name="P76">Beschlussfassung über <text:span text:style-name="T79">Abstimmungsgegenstände (</text:span>Tagesordnung<text:span text:style-name="T79">)</text:span></text:p>
            </text:list-item>
            <text:list-item>
              <text:p text:style-name="P77"><text:span text:style-name="T16">D</text:span>ie Entlastung des Vorstandes <text:span text:style-name="T16">sowie </text:span>Wahl der einzelnen Vorstandsmitglieder, </text:p>
            </text:list-item>
            <text:list-item>
              <text:p text:style-name="P77"><text:span text:style-name="T16">Ü</text:span>ber Satzung<text:span text:style-name="T18">sä</text:span>nderungen sowie die Auflösung des Vereins zu <text:span text:style-name="T18">beschließen</text:span>, </text:p>
            </text:list-item>
            <text:list-item>
              <text:p text:style-name="P78"><text:span text:style-name="T34">Über Änderungen und </text:span>Genehmigung der <text:span text:style-name="T79">Vereinsordnungen</text:span> <text:span text:style-name="T18">zu beschließen</text:span>,</text:p>
            </text:list-item>
            <text:list-item>
              <text:p text:style-name="P80">D<text:span text:style-name="T25">en</text:span> Jahresbericht <text:span text:style-name="T25">vom Vorstand</text:span> entgegen zu nehmen, zu beraten <text:span text:style-name="T25">und zu genehmigen</text:span></text:p>
            </text:list-item>
            <text:list-item>
              <text:p text:style-name="P79"><text:span text:style-name="T16">D</text:span>ie Ernennung von Ehrenmitgliedern</text:p>
            </text:list-item>
          </text:list>
        </text:list-item>
      </text:list>
      <text:h text:style-name="Heading_20_3" text:outline-level="3"><text:bookmark-start text:name="__RefHeading__727_1045783943"/>(II) Einberufung<text:bookmark-end text:name="__RefHeading__727_1045783943"/></text:h>
      <text:list xml:id="list1309655116" text:continue-list="list8149588420769923912" text:style-name="L12">
        <text:list-item text:start-value="1">
          <text:p text:style-name="P21">Die ordentlich<text:span text:style-name="T35">e</text:span> Mitgliederversammlung ist einmal jährlich im ersten Quartal des <text:span text:style-name="T35">jeweiligen</text:span> Geschäftsjahres zu berufen. </text:p>
        </text:list-item>
        <text:list-item>
          <text:p text:style-name="P30">Ausserordentliche Mitgliederversammlungen werden auf Beschluss des Vorstandes abgehalten, wenn die Interessen des Vereins dies erfordern. <text:span text:style-name="T61">Ausserordentliche </text:span><text:soft-page-break/><text:span text:style-name="T61">Versammlungen sind ebenfalls abzuhalten, wenn die unter </text:span><text:span text:style-name="T61"><text:bookmark-ref text:reference-format="text" text:ref-name="__RefHeading__721_1045783943">§ 5 Rechte und Pflichten der Mitglieder</text:bookmark-ref></text:span><text:span text:style-name="T61"> </text:span><text:span text:style-name="T61"><text:bookmark-ref text:reference-format="text" text:ref-name="__RefHeading__3699_1524309756">(II) Antragstellung</text:bookmark-ref></text:span><text:span text:style-name="T61"> genannten Bedingungen erfüllt sind</text:span>.<text:span text:style-name="T1"> </text:span><text:span text:style-name="T79">Eine Abhaltung im Onlineverfahren ist stets zulässig.</text:span></text:p>
        </text:list-item>
        <text:list-item>
          <text:p text:style-name="P22">Die Mitgliederversammlung ist vom Vorstand unter Einhaltung einer Frist von vier Wochen einzuberufen.<text:span text:style-name="T61"> </text:span>Die Einberufung<text:span text:style-name="T62"> </text:span>der Versammlung <text:span text:style-name="T62">erfolgt schriftlich oder per Email und </text:span>muss die Gegenstände der Beschlussfassung (Tagesordnung) <text:span text:style-name="T31">beinhalten.</text:span></text:p>
        </text:list-item>
      </text:list>
      <text:h text:style-name="Heading_20_3" text:outline-level="3"><text:bookmark-start text:name="__RefHeading__960_1295827656"/>(III) Beschluss<text:span text:style-name="T20">fassung und Stimmberechtigung</text:span><text:bookmark-end text:name="__RefHeading__960_1295827656"/></text:h>
      <text:list xml:id="list685899957" text:continue-list="list1309655116" text:style-name="L12">
        <text:list-item text:start-value="1">
          <text:p text:style-name="P21">Die ordnungsgemäß einberufene Versammlung ist stets beschlussfähig.</text:p>
        </text:list-item>
        <text:list-item>
          <text:p text:style-name="P21">Jedes <text:span text:style-name="T24">stimmberechtigte </text:span>Mitglied hat eine Stimme. Juristische Personen haben<text:span text:style-name="T83"> </text:span>einen Stimmberechtigten schriftlich zu bestellen. </text:p>
        </text:list-item>
        <text:list-item>
          <text:p text:style-name="P47">Vollmachten oder Stimmboten sind <text:span text:style-name="T15">für natürliche Personen </text:span>nicht zugelassen. </text:p>
        </text:list-item>
        <text:list-item>
          <text:p text:style-name="P21">Soweit keine anderen Mehrheiten gesetzlich oder in dieser Satzung vorgeschrieben sind, genügt für die Beschlussfassung die <text:span text:style-name="T4">einfache Mehrheit</text:span> der abgegebenen Stimmen. Stimmenenthaltungen gelten als nicht abgegebene Stimme. <text:s/></text:p>
        </text:list-item>
        <text:list-item>
          <text:p text:style-name="P30">Beschlüsse über Satzungsänderungen und über die Auflösung des Vereins bedürfen zu ihrer Rechtswirksamkeit der <text:span text:style-name="T4">Dreiviertelmehrheit</text:span> der anwesenden Mitglieder.</text:p>
        </text:list-item>
      </text:list>
      <text:h text:style-name="Heading_20_3" text:outline-level="3"><text:bookmark-start text:name="__RefHeading__729_1045783943"/>(IV) Versammlungsablauf<text:bookmark-end text:name="__RefHeading__729_1045783943"/></text:h>
      <text:list xml:id="list2107608844" text:continue-list="list685899957" text:style-name="L12">
        <text:list-item text:start-value="1">
          <text:p text:style-name="P33"><text:span text:style-name="T63">Jede physisch stattfindende</text:span> Versammlung benötigt für den ordungsgemäßen Ablauf die Anwesenheit einer Versammlungsleitung und Protokollführung.</text:p>
        </text:list-item>
        <text:list-item>
          <text:p text:style-name="P31"><text:span text:style-name="T28">Der Ablauf jeder Versammlung, ihre Beschlüsse und Wahlen müssen in nachvollziehbarer Form dokumentiert werden.</text:span> <text:span text:style-name="T64">Die Dokumentation muss innerhalb einer Frist von </text:span><text:span text:style-name="T80">vier</text:span><text:span text:style-name="T64"> Wochen veröffentlicht werden.</text:span></text:p>
        </text:list-item>
        <text:list-item>
          <text:p text:style-name="P32"><text:span text:style-name="T80">Im Onlineverfahren versammeln sich die Mitglieder virtuell mittels geeigneter Internetbasierter Technologien. </text:span><text:span text:style-name="T63">Das Onlineverfahren ist nur den stimmberechtigten Mitgliedern mit ihren persönlichen Legitimationsdaten zugänglich. </text:span><text:span text:style-name="T80">Jedes Mitglied </text:span><text:span text:style-name="T82">muss</text:span><text:span text:style-name="T80"> bei der Stimmenabgabe eindeutig identifizierbar </text:span><text:span text:style-name="T82">sein</text:span><text:span text:style-name="T80">. </text:span><text:span text:style-name="T63">Die </text:span><text:span text:style-name="T79">online </text:span><text:span text:style-name="T63">Beschlussfassung über Abstimmungsgegenstände </text:span><text:span text:style-name="T80">darf</text:span><text:span text:style-name="T63"> nur für einen begrenzten Zeitraum </text:span><text:span text:style-name="T71">von maximal drei Stunden</text:span><text:span text:style-name="T80"> möglich sein</text:span><text:span text:style-name="T63">. </text:span><text:span text:style-name="T79">Alle</text:span><text:span text:style-name="T64"> Mitglieder sind verpflichtet, </text:span><text:span text:style-name="T79">sämtliche</text:span><text:span text:style-name="T64"> Legitimationsdaten </text:span><text:span text:style-name="T80">für das Verfahren </text:span><text:span text:style-name="T79">geheim </text:span><text:span text:style-name="T64">zu halten.</text:span></text:p>
        </text:list-item>
      </text:list>
      <text:h text:style-name="P85" text:outline-level="2"><text:bookmark-start text:name="__RefHeading__731_1045783943"/><text:soft-page-break/>§ 8 Vorstand<text:bookmark-end text:name="__RefHeading__731_1045783943"/></text:h>
      <text:h text:style-name="Heading_20_3" text:outline-level="3"><text:bookmark-start text:name="__RefHeading__733_1045783943"/><text:span text:style-name="T21">(I) Bestellung</text:span> <text:bookmark-end text:name="__RefHeading__733_1045783943"/></text:h>
      <text:list xml:id="list6508774817009469933" text:style-name="L14">
        <text:list-item>
          <text:p text:style-name="P34"><text:span text:style-name="T1">Der Vorstand im Sinne des § 26 BGB besteht aus mindestens einer Person und einer Stellvertretung. Die Mitgliederversammlung</text:span> kann weitere <text:span text:style-name="T36">Personen</text:span> zum Vorstand bestellen.<text:span text:style-name="T1"> </text:span></text:p>
        </text:list-item>
        <text:list-item>
          <text:p text:style-name="P35"><text:span text:style-name="T30">Die Vorstandsmitglieder werden auf die Dauer von zwei Jahren bestellt. Sie bleiben jedoch auch darüber hinaus bis zur Neuwahl des Vorstands durch die Mitgliederversammlung im Amt. </text:span>Die wiederholte Bestellung ist zulässig.</text:p>
        </text:list-item>
        <text:list-item>
          <text:p text:style-name="P36">In den Vorstand dürfen nur natürliche Personen gewählt werden <text:span text:style-name="T36">die Mitglieder des Vereins sind.</text:span></text:p>
        </text:list-item>
      </text:list>
      <text:h text:style-name="Heading_20_3" text:outline-level="3"><text:bookmark-start text:name="__RefHeading__735_1045783943"/>(II) Aufgaben, <text:span text:style-name="T21">Befugnisse, Pflichten</text:span><text:bookmark-end text:name="__RefHeading__735_1045783943"/></text:h>
      <text:list xml:id="list308139705" text:continue-list="list6508774817009469933" text:style-name="L14">
        <text:list-item text:start-value="1">
          <text:p text:style-name="P23">Der Vorstand führt die laufenden Geschäfte des Vereins. Ihm oblieg<text:span text:style-name="T32">t</text:span> die Verwaltung des Vereinsvermögens <text:span text:style-name="T26">sowie </text:span>die Ausführung <text:span text:style-name="T29">der</text:span> <text:span text:style-name="T21">Vereinsbeschlüsse.</text:span></text:p>
        </text:list-item>
        <text:list-item>
          <text:p text:style-name="P24"><text:span text:style-name="T26">Der Vorstand erstellt de</text:span>n Jahres<text:span text:style-name="T25">bericht</text:span> und <text:span text:style-name="T26">legt ihn </text:span>der Mitgliederversammlung zur Beratung und Genehmigung vor.</text:p>
        </text:list-item>
        <text:list-item>
          <text:p text:style-name="P38">Der Vorstand erstellt und veröffentlicht die Finanzberichte.</text:p>
        </text:list-item>
        <text:list-item>
          <text:p text:style-name="P39">Der Vorstand kann sich eine Geschäftsordnung geben, die von der Mitgliederversammlung zu beschließen ist.</text:p>
        </text:list-item>
        <text:list-item>
          <text:p text:style-name="P40">Der Vorstand nimmt folgende Anträge zur Bearbeitung und Genehmigung entgegen:</text:p>
          <text:list>
            <text:list-item>
              <text:p text:style-name="P40">Anträge auf Mitgliedschaft</text:p>
            </text:list-item>
            <text:list-item>
              <text:p text:style-name="P40">Anträge zur Offenlegung nicht veröffentlichter Informationen zur Vereinsaktivität bzw. seiner finanziellen oder personellen Situation</text:p>
            </text:list-item>
          </text:list>
        </text:list-item>
        <text:list-item>
          <text:p text:style-name="P37">Jedes Vorstandsmitglied ist alleinvertretungsberechtigt im Sinne des § 26, BGB bei Rechtsgeschäften <text:span text:style-name="T78">von </text:span>bis zu 1500 <text:span text:style-name="T78">€</text:span>. Gesamtvertretung gilt bei Rechtsgeschäften von mehr als 1500 <text:span text:style-name="T78">€</text:span>, Einstellungen und Entlassungen von Angestellten, gerichtlichen Vertretungen und Anzeigen sowie bei Aufnahme von Krediten.</text:p>
        </text:list-item>
        <text:list-item>
          <text:p text:style-name="P41">Der Vorstand ist verpflichtet auf Anfrage der Mitgliederversammlung Details zu seinen Aktivitäten offenzulegen.</text:p>
        </text:list-item>
        <text:list-item>
          <text:p text:style-name="P42">Bei der Wahl/Abberufung sowie der Entlastung des Vorstands haben die Mitglieder des Vorstands kein Stimmrecht.</text:p>
        </text:list-item>
      </text:list>
      <text:h text:style-name="Heading_20_3" text:outline-level="3"><text:bookmark-start text:name="__RefHeading__737_1045783943"/><text:soft-page-break/>(III) Jahresbericht<text:bookmark-end text:name="__RefHeading__737_1045783943"/></text:h>
      <text:list xml:id="list1513378291675108520" text:style-name="L15">
        <text:list-item>
          <text:p text:style-name="P61"><text:span text:style-name="T64">N</text:span>ach Ablauf des Geschäftsjahres <text:span text:style-name="T64">ist ein Jahresbericht </text:span>zu erstellen. <text:span text:style-name="T27">Der jeweils aktuelle Jahresbericht m</text:span>uss bei Einberufung der ordentlichen Mitgliederversammlung vorliegen.</text:p>
        </text:list-item>
        <text:list-item>
          <text:p text:style-name="P62"><text:span text:style-name="T39">Der Bericht e</text:span>nthält eine Übersicht zu den Vereinsaktivitäten der Berichtsperiode sowie <text:span text:style-name="T38">zur</text:span> finanziellen Situation zum Abschluß des Geschäftsjahres.</text:p>
        </text:list-item>
        <text:list-item>
          <text:p text:style-name="P61"><text:span text:style-name="T39">Er</text:span> <text:span text:style-name="T39">muss </text:span>frei zugänglich veröffentlicht werden.</text:p>
        </text:list-item>
        <text:list-item>
          <text:p text:style-name="P63">Weitere Regelungen können in der Geschäftsordnung beschlossen werden.</text:p>
        </text:list-item>
      </text:list>
      <text:h text:style-name="Heading_20_2" text:outline-level="2"><text:bookmark-start text:name="__RefHeading__739_1045783943"/><text:span text:style-name="T19">§</text:span> <text:span text:style-name="T65">9 Vereinsvermögen</text:span><text:bookmark-end text:name="__RefHeading__739_1045783943"/></text:h>
      <text:list xml:id="list4659637810165594917" text:style-name="L16">
        <text:list-item>
          <text:p text:style-name="P64">Die Mittel zur Erfüllung seiner Aufgaben erhält der Verein in erster Linie durch Mitgliederentgelte, Spenden und sonstigen Zuwendungen.</text:p>
        </text:list-item>
        <text:list-item>
          <text:p text:style-name="P65">An die dem Verein zur Verfügung gestellten Mittel dürfen keine Bedingungen geknüpft sein, die den Verein in der freien Ausübung seiner Aktivitäten behindern. <text:span text:style-name="T50">Dies betrifft insbesondere etwaige Mitbestimmungsrechte oder Vorgaben zur (Nicht-)Nutzung bzw. Bevorzugung bestimmer Technologien, Produkte, Dienstleistungen und/oder Hersteller. Erlaubt sind alle Einschränkungen über Mittelverwendungen die sich ebenfalls aus dieser Satzung ergeben. Zusätzliche </text:span>Berichtspflichten sind <text:span text:style-name="T50">ebenfalls zulässig</text:span>, sofern der <text:span text:style-name="T41">zu betreibende Aufwand in angemessenem Verhältnis zum Wert der Mittel steht. </text:span></text:p>
        </text:list-item>
        <text:list-item>
          <text:p text:style-name="P64">Beiträge, Eintrittsgelder und Umlagen werden von der Mitgliederversammlung in einer Beitragsordnung festgelegt.</text:p>
        </text:list-item>
        <text:list-item>
          <text:p text:style-name="P66"><text:span text:style-name="T49">Dokumentations der</text:span> Finanzflüsse <text:span text:style-name="T66">folgt den Regelungen aus</text:span> <text:bookmark-ref text:reference-format="text" text:ref-name="__RefHeading__693_964657701">§ 10 Transparenz</text:bookmark-ref> <text:bookmark-ref text:reference-format="text" text:ref-name="__RefHeading__923_778181131">(II) Dokumentation</text:bookmark-ref>.</text:p>
        </text:list-item>
        <text:list-item>
          <text:p text:style-name="P67">Ein <text:span text:style-name="T37">zweimonatiger</text:span> Finanzbericht wird regelmäßig <text:span text:style-name="T66">zum Ende der Berichtsperiode erstellt. Der Bericht muss </text:span><text:span text:style-name="T68">d</text:span><text:span text:style-name="T69">ie finanzielle Situation <text:s/>klar und </text:span><text:span text:style-name="T70">in verständlicher Sprache darstellen</text:span><text:span text:style-name="T69">.</text:span></text:p>
        </text:list-item>
      </text:list>
      <text:h text:style-name="P82" text:outline-level="2"/>
      <text:h text:style-name="P86" text:outline-level="2"><text:bookmark-start text:name="__RefHeading__693_964657701"/>§ <text:span text:style-name="T47">10 </text:span>Transparenz<text:bookmark-end text:name="__RefHeading__693_964657701"/></text:h>
      <text:h text:style-name="Heading_20_3" text:outline-level="3"><text:bookmark-start text:name="__RefHeading__921_778181131"/>(I) Öffentlichkeit<text:bookmark-end text:name="__RefHeading__921_778181131"/></text:h>
      <text:list xml:id="list513010153532020931" text:style-name="L17">
        <text:list-item>
          <text:p text:style-name="P69">Alle Versammlungen, <text:span text:style-name="T43">Beschlussfassungen und Wahlen</text:span> <text:span text:style-name="T38">des Vereins </text:span>sind <text:span text:style-name="T57">stets </text:span>öffentlich.</text:p>
        </text:list-item>
        <text:list-item>
          <text:p text:style-name="P70">Alle Wahlen sind <text:span text:style-name="T57">stets </text:span>offen <text:span text:style-name="T57">durchzuführen</text:span>.</text:p>
        </text:list-item>
      </text:list>
      <text:h text:style-name="Heading_20_3" text:outline-level="3"><text:bookmark-start text:name="__RefHeading__923_778181131"/>(II) Dokumentation<text:bookmark-end text:name="__RefHeading__923_778181131"/></text:h>
      <text:list xml:id="list816135553" text:continue-list="list513010153532020931" text:style-name="L17">
        <text:list-item text:start-value="1">
          <text:p text:style-name="P72">Die Nachvollziehbarkeit aller Beschlüsse und Vereinsaktivitäten <text:span text:style-name="T79">muss</text:span> stets gewährleistet sein.</text:p>
        </text:list-item>
        <text:list-item>
          <text:p text:style-name="P68">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66">die Finanzberichte</text:span> <text:span text:style-name="T38">sowie</text:span> Sitzungsprotokolle und <text:span text:style-name="T40">Ergebnisse von Beschlüssen und Wahlen</text:span>. </text:p>
        </text:list-item>
        <text:list-item>
          <text:p text:style-name="P73"><text:bookmark-start text:name="__RefHeading__695_964657701"/>Anfragen durch Mitglieder und anderen Personen nach Informationen <text:span text:style-name="T40">zu Vereinsaktivitäten bzw. der finanziellen oder personellen Vereinssituation ist </text:span>- unter Wahrung der Datenschutzrichtlinien – im Allgemeinen nachzukommen. Der Aufwand zur Beschaffung der jeweiligen Information muss in angemessenem Verhältnis zur Dringlichkeit der Anfrage stehen.<text:bookmark-end text:name="__RefHeading__695_964657701"/></text:p>
        </text:list-item>
      </text:list>
      <text:h text:style-name="Heading_20_3" text:outline-level="3"><text:bookmark-start text:name="__RefHeading__925_778181131"/>(III) Interessenskonflikte<text:bookmark-end text:name="__RefHeading__925_778181131"/></text:h>
      <text:list xml:id="list4088063933436304227" text:style-name="L18">
        <text:list-item>
          <text:p text:style-name="P71">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text:span text:style-name="T66">zu</text:span>legen.</text:p>
        </text:list-item>
        <text:list-item>
          <text:p text:style-name="P71">Welche Personenkreise konkret von diesen Regelungen betroffen sind, regelt die Geschäftsordnung. Der Umgang mit angenommenen Interessenskonflikten ist ebenfalls in der Geschäftsordnung geregelt.</text:p>
        </text:list-item>
      </text:list>
      <text:h text:style-name="P82" text:outline-level="2"/>
      <text:h text:style-name="P86" text:outline-level="2"><text:bookmark-start text:name="__RefHeading__741_1045783943"/>§ <text:span text:style-name="T47">11</text:span> Auflösung<text:bookmark-end text:name="__RefHeading__741_1045783943"/></text:h>
      <text:list xml:id="list8277194660163668157" text:style-name="L19">
        <text:list-item>
          <text:p text:style-name="P43">Bei Auflösung oder Aufhebung des Vereins oder bei Wegfall seiner bisherigen gemeinnützigen Zwecke fällt das Vermögen des Vereins an eine Körperschaft des öffentlichen Rechts oder an eine als ste<text:span text:style-name="T52">ue</text:span>rbegünstigt besonders anerkannte Körperschaft zwecks Verwendung für die Förderung der Zwecke im Sinne der Satzung. Den Empfänger bestimmt die Mitgliederversammlung zugleich mit dem Beschluss zur Auflösung des Vereins.</text:p>
        </text:list-item>
        <text:list-item>
          <text:p text:style-name="P44">Als Liquidatoren werden die im Amt befindlichen vertretungsberechtigten Vorstandsmitglieder bestimmt, soweit die Mitgliederversammlung nichts anderes abschließend beschließt.</text:p>
        </text:list-item>
        <text:list-item>
          <text:p text:style-name="P46">Alle Beschlüsse über die Verwendung des Vereinsvermögens im Falle der Auflösung oder Aufhebung sind vor Inkrafttreten dem zuständigen Finanzamt zum Einverständnis vorzulege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______________________ <text:tab/><text:tab/><text:tab/><text:tab/>_____________________________________</text:p>
      <text:p text:style-name="P14"><text:tab/>Ort, Datum <text:tab/><text:tab/><text:tab/><text:tab/><text:tab/>Unterschriften <text:span text:style-name="T79">der Gründungsmitglie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Courier 10 Pitch" svg:font-family="'Courier 10 Pitch'" style:font-adornments="Regular" style:font-pitch="fixed"/>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Bitstream Charter" fo:font-size="12pt" style:font-size-asian="10.5pt"/>
    </style:style>
    <style:style style:name="Heading" style:family="paragraph" style:parent-style-name="Standard" style:next-style-name="Text_20_body" style:class="text">
      <style:paragraph-properties fo:margin-left="0.0598in" fo:margin-right="0in" fo:margin-top="0.0799in" fo:margin-bottom="0.1598in" style:contextual-spacing="false" fo:text-indent="0in" style:auto-text-indent="false" fo:keep-with-next="always"/>
      <style:text-properties style:font-name="Courier 10 Pitch"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urier 10 Pitch"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201in" fo:margin-bottom="0.1in" style:contextual-spacing="false" fo:text-align="center" style:justify-single-word="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paragraph-properties fo:margin-left="0.1in" fo:margin-right="0in" fo:text-indent="0in" style:auto-text-indent="false"/>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7df394" officeooo:paragraph-rsid="007df39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1-26T14:44:38</dc:date>
    <dc:creator>bennidi </dc:creator>
    <meta:editing-duration>P1DT15H3M47S</meta:editing-duration>
    <meta:editing-cycles>115</meta:editing-cycles>
    <meta:generator>LibreOffice/4.0.2.2$Linux_x86 LibreOffice_project/400m0$Build-2</meta:generator>
    <meta:document-statistic meta:table-count="0" meta:image-count="0" meta:object-count="0" meta:page-count="13" meta:paragraph-count="166" meta:word-count="2604" meta:character-count="20171" meta:non-whitespace-character-count="17779"/>
  </office:meta>
</office:document-meta>
</file>